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576" officeooo:paragraph-rsid="001d75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 paragraph was intended to contain <text:s/>[[[ 20 (twen-ty) ]]] words accumulative. The reason behind this is to test combinations of text count instan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1:02:17.069382788</meta:creation-date>
    <dc:date>2017-03-09T14:34:22.655671212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24" meta:character-count="151" meta:non-whitespace-character-count="127"/>
  </office:meta>
</office:document-meta>
</file>